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282cm" loext:contextual-spacing="false" fo:background-color="#ffffff"/>
    </style:style>
    <style:style style:name="P5" style:family="paragraph" style:parent-style-name="List_20_Paragraph" style:list-style-name="WWNum1">
      <style:text-properties fo:font-size="13pt" style:font-size-asian="13pt" style:font-size-complex="13pt"/>
    </style:style>
    <style:style style:name="P6" style:family="paragraph" style:parent-style-name="Header">
      <style:paragraph-properties fo:text-align="end" style:justify-single-word="false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8826" style:font-size-asian="14pt" style:font-size-complex="14pt"/>
    </style:style>
    <style:style style:name="T5" style:family="text">
      <style:text-properties fo:color="#111111" style:font-name="Helvetica" fo:font-weight="bold" style:font-weight-asian="bold" style:font-name-complex="Helvetica1"/>
    </style:style>
    <style:style style:name="T6" style:family="text">
      <style:text-properties fo:color="#111111" style:font-name="Helvetica" fo:font-size="12pt" fo:font-weight="bold" style:font-name-asian="Times New Roman1" style:font-size-asian="12pt" style:language-asian="en" style:country-asian="IN" style:font-weight-asian="bold" style:font-name-complex="Helvetica1" style:font-size-complex="12pt"/>
    </style:style>
    <style:style style:name="T7" style:family="text">
      <style:text-properties fo:color="#111111" style:font-name="Consolas" fo:font-size="12pt" fo:font-weight="bold" style:font-name-asian="Times New Roman1" style:font-size-asian="12pt" style:language-asian="en" style:country-asian="IN" style:font-weight-asian="bold" style:font-name-complex="Courier New1" style:font-size-complex="12pt"/>
    </style:style>
    <style:style style:name="T8" style:family="text">
      <style:text-properties fo:color="#000000" style:font-name="Consolas" fo:font-size="10pt" fo:font-weight="bold" style:font-name-asian="Times New Roman1" style:font-size-asian="10pt" style:language-asian="en" style:country-asian="IN" style:font-weight-asian="bold" style:font-name-complex="Courier New1" style:font-size-complex="10pt"/>
    </style:style>
    <style:style style:name="T9" style:family="text">
      <style:text-properties fo:color="#666600" style:font-name="Consolas" fo:font-size="10pt" fo:font-weight="bold" style:font-name-asian="Times New Roman1" style:font-size-asian="10pt" style:language-asian="en" style:country-asian="IN" style:font-weight-asian="bold" style:font-name-complex="Courier New1" style:font-size-complex="10pt"/>
    </style:style>
    <style:style style:name="T10" style:family="text">
      <style:text-properties style:font-name="Helvetica" fo:font-size="12pt" style:font-name-asian="Times New Roman1" style:font-size-asian="12pt" style:language-asian="en" style:country-asian="IN" style:font-name-complex="Helvetica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1:</text:span></text:p>
      <text:p text:style-name="Standard"><text:span text:style-name="T2">How to Pull code/content from a Remote Git repository in any branch without Merge commit?</text:span></text:p>
      <text:list xml:id="list8778426665565841639" text:style-name="WWNum1">
        <text:list-item>
          <text:p text:style-name="P5">Create a github account. Verify the account and create a repository.</text:p>
        </text:list-item>
        <text:list-item>
          <text:p text:style-name="P5">On the local machine, use “git clone” or “git remote add” to set the remote url.</text:p>
        </text:list-item>
        <text:list-item>
          <text:p text:style-name="P5">On the local machine, move to the repository, create a file with some content and add it to using “git add .”.</text:p>
        </text:list-item>
        <text:list-item>
          <text:p text:style-name="P5">Commit it using “git commit” and push it on git.</text:p>
        </text:list-item>
        <text:list-item>
          <text:p text:style-name="P5">Now add a collaborator on the remote side.</text:p>
        </text:list-item>
        <text:list-item>
          <text:p text:style-name="P5">The collaborator pulls the file after adding the remote setup to the repository, then it modifies the file and pushes it back.</text:p>
        </text:list-item>
        <text:list-item>
          <text:p text:style-name="P5">On the same time the first collaborator modifies the file on its local machine and tries to push it. Rejection of the push happens because of lack of one commit.</text:p>
        </text:list-item>
        <text:list-item>
          <text:p text:style-name="P5">Now instead of using “git pull” use “git pull --rebase”.</text:p>
        </text:list-item>
        <text:list-item>
          <text:p text:style-name="P5">Manually remove the “&lt;&lt;&lt;&lt;&lt;&lt; head &gt;&gt;&gt;&gt;&gt;” etc. Add and commit again.<text:bookmark text:name="_GoBack"/></text:p>
        </text:list-item>
        <text:list-item>
          <text:p text:style-name="P5">Push the file successfully. See the commits on remote side, we have avoided that extra merge commit from getting generated.<text:span text:style-name="T3"> </text:span><text:span text:style-name="T4">Sometimes push still gives error, so we use push – force.</text:span></text:p>
        </text:list-item>
      </text:list>
      <text:p text:style-name="P4"><text:span text:style-name="T2">Note: </text:span><text:span text:style-name="T5">When working on a project you usually synchronize your code by pulling it several times a day. What you might not know is that by typing</text:span></text:p>
      <text:p text:style-name="P1"><text:span text:style-name="T8">git pull</text:span></text:p>
      <text:p text:style-name="P2"><text:span text:style-name="T6">you actually issuing git fetch + git merge commands, which will result with an extra commit and ugly merge bubbles in your commit log (check out gitk to see them).</text:span></text:p>
      <text:p text:style-name="P2"><text:span text:style-name="T6">It's much better to use </text:span><text:span text:style-name="T8">git pull </text:span><text:span text:style-name="T9">--</text:span><text:span text:style-name="T8">rebase</text:span></text:p>
      <text:p text:style-name="P2"><text:span text:style-name="T6">to keep the repository clean, your commits always on top of the tree until you push them to a remote server. The command will apply all your yet-to-be-pushed commits on top of the remote tree commits allowing your commits to be straight in a row and without branches</text:span></text:p>
      <text:p text:style-name="P2"><text:span text:style-name="T6">Link1: </text:span><text:a xlink:type="simple" xlink:href="https://coderwall.com/p/7aymfa/please-oh-please-use-git-pull-rebase" text:style-name="Internet_20_link" text:visited-style-name="Visited_20_Internet_20_Link"><text:span text:style-name="T10">https://coderwall.com/p/7aymfa/please-oh-please-use-git-pull-rebase</text:span></text:a></text:p>
      <text:p text:style-name="P2"><text:span text:style-name="T6">Link2: </text:span><text:a xlink:type="simple" xlink:href="http://kernowsoul.com/blog/2012/06/20/4-ways-to-avoid-merge-commits-in-git/" text:style-name="Internet_20_link" text:visited-style-name="Visited_20_Internet_20_Link"><text:span text:style-name="T10">http://kernowsoul.com/blog/2012/06/20/4-ways-to-avoid-merge-commits-in-gi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l Mehta</meta:initial-creator>
    <meta:editing-cycles>3</meta:editing-cycles>
    <meta:print-date>2017-01-11T19:14:00</meta:print-date>
    <meta:creation-date>2017-01-11T18:59:00</meta:creation-date>
    <dc:date>2017-01-12T16:58:27.059387487</dc:date>
    <meta:editing-duration>PT17M25S</meta:editing-duration>
    <meta:generator>LibreOffice/5.1.4.2$Linux_X86_64 LibreOffice_project/10m0$Build-2</meta:generator>
    <meta:document-statistic meta:table-count="0" meta:image-count="0" meta:object-count="0" meta:page-count="1" meta:paragraph-count="19" meta:word-count="318" meta:character-count="1837" meta:non-whitespace-character-count="1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